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b847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marker-start-width="0.141cm" draw:marker-end="Arrow_20_concave" draw:marker-end-width="0.141cm" draw:textarea-horizontal-align="center" draw:textarea-vertical-align="middl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19cm" svg:height="7.408cm" svg:x="0.635cm" svg:y="0.63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19cm" svg:height="2.471cm" svg:x="0.988cm" svg:y="5.224cm">
          <text:p text:style-name="P5"/>
          <draw:enhanced-geometry svg:viewBox="0 0 21600 21600" draw:mirror-horizontal="false" draw:mirror-vertical="false" draw:path-stretchpoint-x="10800" draw:path-stretchpoint-y="10800" draw:text-areas="?f3 ?f4 ?f5 ?f6" draw:type="round-rectangle" draw:modifiers="1695.14563106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06cm" svg:height="0.706cm" svg:x="2.752cm" svg:y="5.574cm">
          <text:p text:style-name="P2"><text:span text:style-name="T1">Envoy 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06cm" svg:height="0.706cm" svg:x="2.752cm" svg:y="6.632cm">
          <text:p text:style-name="P2"><text:span text:style-name="T1">Storage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58cm" svg:height="1.764cm" svg:x="1.164cm" svg:y="5.574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5.782cm" svg:y1="6.279cm" svg:x2="5.782cm" svg:y2="6.632cm">
          <text:p text:style-name="P5"/>
        </draw:line>
        <draw:line draw:style-name="gr6" draw:text-style-name="P1" draw:layer="layout" svg:x1="2.752cm" svg:y1="5.926cm" svg:x2="2.223cm" svg:y2="5.926cm">
          <text:p text:style-name="P5"/>
        </draw:line>
        <draw:line draw:style-name="gr6" draw:text-style-name="P1" draw:layer="layout" svg:x1="2.753cm" svg:y1="6.985cm" svg:x2="2.223cm" svg:y2="6.985cm">
          <text:p text:style-name="P5"/>
        </draw:line>
        <draw:g>
          <draw:custom-shape draw:style-name="gr7" draw:text-style-name="P4" draw:layer="layout" svg:width="1.765cm" svg:height="3.53cm" svg:x="0.988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1.87cm" svg:y1="4.518cm" svg:x2="1.87cm" svg:y2="5.224cm">
            <text:p text:style-name="P5"/>
          </draw:line>
        </draw:g>
        <draw:g>
          <draw:custom-shape draw:style-name="gr7" draw:text-style-name="P4" draw:layer="layout" svg:width="1.765cm" svg:height="3.53cm" svg:x="3.106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3.988cm" svg:y1="4.518cm" svg:x2="3.988cm" svg:y2="5.224cm">
            <text:p text:style-name="P5"/>
          </draw:line>
        </draw:g>
        <draw:g>
          <draw:custom-shape draw:style-name="gr7" draw:text-style-name="P4" draw:layer="layout" svg:width="1.765cm" svg:height="3.53cm" svg:x="5.224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6.106cm" svg:y1="4.518cm" svg:x2="6.106cm" svg:y2="5.224cm">
            <text:p text:style-name="P5"/>
          </draw:line>
        </draw:g>
        <draw:g>
          <draw:custom-shape draw:style-name="gr7" draw:text-style-name="P4" draw:layer="layout" svg:width="1.765cm" svg:height="3.53cm" svg:x="7.342cm" svg:y="0.988cm">
            <text:p text:style-name="P2"><text:span text:style-name="T2">Service</text:span></text:p>
            <draw:enhanced-geometry svg:viewBox="0 0 21600 21600" draw:path-stretchpoint-x="10800" draw:path-stretchpoint-y="10800" draw:text-areas="?f3 ?f4 ?f5 ?f6" draw:type="round-rectangle" draw:modifiers="1944.733861834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1" draw:layer="layout" svg:x1="8.224cm" svg:y1="4.518cm" svg:x2="8.224cm" svg:y2="5.224cm">
            <text:p text:style-name="P5"/>
          </draw:line>
        </draw:g>
        <draw:frame draw:style-name="gr8" draw:text-style-name="P6" draw:layer="layout" svg:width="2.102cm" svg:height="0.887cm" svg:x="4.006cm" svg:y="4.43cm">
          <draw:text-box>
            <text:p text:style-name="P5"><text:span text:style-name="T3">Client-server</text:span></text:p>
            <text:p text:style-name="P2"><text:span text:style-name="T3">protocol</text:span></text:p>
          </draw:text-box>
        </draw:frame>
        <draw:frame draw:style-name="gr8" draw:text-style-name="P6" draw:layer="layout" svg:width="1.319cm" svg:height="0.569cm" svg:x="1.694cm" svg:y="5.133cm">
          <draw:text-box>
            <text:p text:style-name="P5"><text:span text:style-name="T3">Cache</text:span></text:p>
          </draw:text-box>
        </draw:frame>
        <draw:frame draw:style-name="gr8" draw:text-style-name="P6" draw:layer="layout" svg:width="2.106cm" svg:height="0.569cm" svg:x="1.694cm" svg:y="7.232cm">
          <draw:text-box>
            <text:p text:style-name="P5"><text:span text:style-name="T3">Storage po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miter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uss</meta:initial-creator>
    <meta:creation-date>2006-08-23T16:25:47</meta:creation-date>
    <dc:creator>Russ</dc:creator>
    <dc:date>2006-08-23T18:09:00</dc:date>
    <dc:language>en-GB</dc:language>
    <meta:editing-cycles>3</meta:editing-cycles>
    <meta:editing-duration>PT1H11M11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